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0.3508in"/>
    </style:style>
    <style:style style:name="co5" style:family="table-column">
      <style:table-column-properties fo:break-before="auto" style:column-width="0.3701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1.0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fo:wrap-option="no-wrap" style:direction="lt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1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ạo bảng nxm: n row, m co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office:value-type="string" calcext:value-type="string">
            <text:p>Tạo sự kiện trên từng cel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x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Vẽ lại cell</text:p>
          </table:table-cell>
          <table:table-cell table:number-columns-repeated="3"/>
          <table:table-cell table:style-name="ce1" table:number-columns-repeated="3"/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Tạo map random(n,m)</text:p>
          </table:table-cell>
          <table:table-cell/>
          <table:table-cell office:value-type="string" calcext:value-type="string">
            <text:p>x: boms</text:p>
          </table:table-cell>
          <table:table-cell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Get n bom nằm cạnh</text:p>
          </table:table-cell>
          <table:table-cell table:number-columns-repeated="3"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Tạo sự kiện trên từng cell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Khi click vào ô trống thì tìm những ô trống liền kề có thể thấy</text:p>
          </table:table-cell>
          <table:table-cell table:number-columns-repeated="3"/>
          <table:table-cell table:style-name="ce1" table:number-columns-repeated="12"/>
          <table:table-cell table:number-columns-repeated="9"/>
        </table:table-row>
        <table:table-row table:style-name="ro1">
          <table:table-cell/>
          <table:table-cell office:value-type="string" calcext:value-type="string">
            <text:p>Nếu click vào bom thì nổ và kết thúc</text:p>
          </table:table-cell>
          <table:table-cell table:number-columns-repeated="3"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7"/>
          <table:table-cell table:style-name="ce3"/>
          <table:table-cell office:value-type="string" calcext:value-type="string">
            <text:p>console.table() index.js:77:17</text:p>
          </table:table-cell>
          <table:table-cell table:number-columns-repeated="2"/>
          <table:table-cell table:style-name="ce3"/>
          <table:table-cell table:number-columns-repeated="1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8"/>
          <table:table-cell office:value-type="string" calcext:value-type="string">
            <text:p>(index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x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table:number-columns-repeated="8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2">
          <table:table-cell table:number-columns-repeated="8"/>
          <table:table-cell office:value-type="string" calcext:value-type="string">
            <text:p>-1,-1</text:p>
          </table:table-cell>
          <table:table-cell office:value-type="string" calcext:value-type="string">
            <text:p>-1,0</text:p>
          </table:table-cell>
          <table:table-cell office:value-type="string" calcext:value-type="string">
            <text:p>-1,1</text:p>
          </table:table-cell>
          <table:table-cell table:number-columns-repeated="2"/>
          <table:table-cell table:style-name="ce15" office:value-type="string" calcext:value-type="string">
            <text:p>if (i &gt;= -1 * u &amp;&amp; i &lt; mines.boardwidth + -1 * u &amp;&amp; j &gt;= -1 * v &amp;&amp; j &lt; mines.boardheight + -1 * v</text:p>
            <text:p>                            &amp;&amp; mines.matrixSt[i + u][j + v] == status) {</text:p>
            <text:p>                            count++;</text:p>
            <text:p>                        }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0,-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1,-1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table:number-columns-repeated="11"/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-1" calcext:value-type="float">
            <text:p>-1</text:p>
          </table:table-cell>
          <table:table-cell/>
          <table:table-cell office:value-type="string" calcext:value-type="string">
            <text:p>i&gt;=</text:p>
          </table:table-cell>
          <table:table-cell table:formula="of:=-1*[.K36]" office:value-type="float" office:value="1" calcext:value-type="float">
            <text:p>1</text:p>
          </table:table-cell>
          <table:table-cell office:value-type="string" calcext:value-type="string">
            <text:p>i&lt;</text:p>
          </table:table-cell>
          <table:table-cell table:formula="of:=8+-1*[.K36]" office:value-type="float" office:value="9" calcext:value-type="float">
            <text:p>9</text:p>
          </table:table-cell>
          <table:table-cell office:value-type="string" calcext:value-type="string">
            <text:p>j&gt;=</text:p>
          </table:table-cell>
          <table:table-cell table:formula="of:=-1*[.L36]" office:value-type="float" office:value="1" calcext:value-type="float">
            <text:p>1</text:p>
          </table:table-cell>
          <table:table-cell office:value-type="string" calcext:value-type="string">
            <text:p>j&lt;</text:p>
          </table:table-cell>
          <table:table-cell table:formula="of:=8+-1*[.L36]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36]+[.K36]" office:value-type="float" office:value="-1" calcext:value-type="float">
            <text:p>-1</text:p>
          </table:table-cell>
          <table:table-cell table:formula="of:=[.X36]+[.L36]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&gt;=</text:p>
          </table:table-cell>
          <table:table-cell table:formula="of:=-1*[.K37]" office:value-type="float" office:value="1" calcext:value-type="float">
            <text:p>1</text:p>
          </table:table-cell>
          <table:table-cell office:value-type="string" calcext:value-type="string">
            <text:p>i&lt;</text:p>
          </table:table-cell>
          <table:table-cell table:formula="of:=8+-1*[.K37]" office:value-type="float" office:value="9" calcext:value-type="float">
            <text:p>9</text:p>
          </table:table-cell>
          <table:table-cell office:value-type="string" calcext:value-type="string">
            <text:p>j&gt;=</text:p>
          </table:table-cell>
          <table:table-cell table:formula="of:=-1*[.L37]" office:value-type="float" office:value="-0" calcext:value-type="float">
            <text:p>0</text:p>
          </table:table-cell>
          <table:table-cell office:value-type="string" calcext:value-type="string">
            <text:p>j&lt;</text:p>
          </table:table-cell>
          <table:table-cell table:formula="of:=8+-1*[.L37]"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37]+[.K37]" office:value-type="float" office:value="-1" calcext:value-type="float">
            <text:p>-1</text:p>
          </table:table-cell>
          <table:table-cell table:formula="of:=[.X37]+[.L37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&gt;=</text:p>
          </table:table-cell>
          <table:table-cell table:formula="of:=-1*[.K38]" office:value-type="float" office:value="1" calcext:value-type="float">
            <text:p>1</text:p>
          </table:table-cell>
          <table:table-cell office:value-type="string" calcext:value-type="string">
            <text:p>i&lt;</text:p>
          </table:table-cell>
          <table:table-cell table:formula="of:=8+-1*[.K38]" office:value-type="float" office:value="9" calcext:value-type="float">
            <text:p>9</text:p>
          </table:table-cell>
          <table:table-cell office:value-type="string" calcext:value-type="string">
            <text:p>j&gt;=</text:p>
          </table:table-cell>
          <table:table-cell table:formula="of:=-1*[.L38]" office:value-type="float" office:value="-1" calcext:value-type="float">
            <text:p>-1</text:p>
          </table:table-cell>
          <table:table-cell office:value-type="string" calcext:value-type="string">
            <text:p>j&lt;</text:p>
          </table:table-cell>
          <table:table-cell table:formula="of:=8+-1*[.L38]"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38]+[.K38]" office:value-type="float" office:value="-1" calcext:value-type="float">
            <text:p>-1</text:p>
          </table:table-cell>
          <table:table-cell table:formula="of:=[.X38]+[.L38]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&gt;=</text:p>
          </table:table-cell>
          <table:table-cell table:formula="of:=-1*[.K39]" office:value-type="float" office:value="-0" calcext:value-type="float">
            <text:p>0</text:p>
          </table:table-cell>
          <table:table-cell office:value-type="string" calcext:value-type="string">
            <text:p>i&lt;</text:p>
          </table:table-cell>
          <table:table-cell table:formula="of:=8+-1*[.K39]" office:value-type="float" office:value="8" calcext:value-type="float">
            <text:p>8</text:p>
          </table:table-cell>
          <table:table-cell office:value-type="string" calcext:value-type="string">
            <text:p>j&gt;=</text:p>
          </table:table-cell>
          <table:table-cell table:formula="of:=-1*[.L39]" office:value-type="float" office:value="1" calcext:value-type="float">
            <text:p>1</text:p>
          </table:table-cell>
          <table:table-cell office:value-type="string" calcext:value-type="string">
            <text:p>j&lt;</text:p>
          </table:table-cell>
          <table:table-cell table:formula="of:=8+-1*[.L39]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39]+[.K39]" office:value-type="float" office:value="0" calcext:value-type="float">
            <text:p>0</text:p>
          </table:table-cell>
          <table:table-cell table:formula="of:=[.X39]+[.L39]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&gt;=</text:p>
          </table:table-cell>
          <table:table-cell table:formula="of:=-1*[.K40]" office:value-type="float" office:value="-0" calcext:value-type="float">
            <text:p>0</text:p>
          </table:table-cell>
          <table:table-cell office:value-type="string" calcext:value-type="string">
            <text:p>i&lt;</text:p>
          </table:table-cell>
          <table:table-cell table:formula="of:=8+-1*[.K40]" office:value-type="float" office:value="8" calcext:value-type="float">
            <text:p>8</text:p>
          </table:table-cell>
          <table:table-cell office:value-type="string" calcext:value-type="string">
            <text:p>j&gt;=</text:p>
          </table:table-cell>
          <table:table-cell table:formula="of:=-1*[.L40]" office:value-type="float" office:value="-1" calcext:value-type="float">
            <text:p>-1</text:p>
          </table:table-cell>
          <table:table-cell office:value-type="string" calcext:value-type="string">
            <text:p>j&lt;</text:p>
          </table:table-cell>
          <table:table-cell table:formula="of:=8+-1*[.L40]"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40]+[.K40]" office:value-type="float" office:value="0" calcext:value-type="float">
            <text:p>0</text:p>
          </table:table-cell>
          <table:table-cell table:formula="of:=[.X40]+[.L40]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&gt;=</text:p>
          </table:table-cell>
          <table:table-cell table:formula="of:=-1*[.K41]" office:value-type="float" office:value="-1" calcext:value-type="float">
            <text:p>-1</text:p>
          </table:table-cell>
          <table:table-cell office:value-type="string" calcext:value-type="string">
            <text:p>i&lt;</text:p>
          </table:table-cell>
          <table:table-cell table:formula="of:=8+-1*[.K41]" office:value-type="float" office:value="7" calcext:value-type="float">
            <text:p>7</text:p>
          </table:table-cell>
          <table:table-cell office:value-type="string" calcext:value-type="string">
            <text:p>j&gt;=</text:p>
          </table:table-cell>
          <table:table-cell table:formula="of:=-1*[.L41]" office:value-type="float" office:value="1" calcext:value-type="float">
            <text:p>1</text:p>
          </table:table-cell>
          <table:table-cell office:value-type="string" calcext:value-type="string">
            <text:p>j&lt;</text:p>
          </table:table-cell>
          <table:table-cell table:formula="of:=8+-1*[.L41]"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41]+[.K41]" office:value-type="float" office:value="1" calcext:value-type="float">
            <text:p>1</text:p>
          </table:table-cell>
          <table:table-cell table:formula="of:=[.X41]+[.L41]" office:value-type="float" office:value="-1" calcext:value-type="float">
            <text:p>-1</text:p>
          </table:table-cell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&gt;=</text:p>
          </table:table-cell>
          <table:table-cell table:formula="of:=-1*[.K42]" office:value-type="float" office:value="-1" calcext:value-type="float">
            <text:p>-1</text:p>
          </table:table-cell>
          <table:table-cell office:value-type="string" calcext:value-type="string">
            <text:p>i&lt;</text:p>
          </table:table-cell>
          <table:table-cell table:formula="of:=8+-1*[.K42]" office:value-type="float" office:value="7" calcext:value-type="float">
            <text:p>7</text:p>
          </table:table-cell>
          <table:table-cell office:value-type="string" calcext:value-type="string">
            <text:p>j&gt;=</text:p>
          </table:table-cell>
          <table:table-cell table:formula="of:=-1*[.L42]" office:value-type="float" office:value="-0" calcext:value-type="float">
            <text:p>0</text:p>
          </table:table-cell>
          <table:table-cell office:value-type="string" calcext:value-type="string">
            <text:p>j&lt;</text:p>
          </table:table-cell>
          <table:table-cell table:formula="of:=8+-1*[.L42]"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42]+[.K42]" office:value-type="float" office:value="1" calcext:value-type="float">
            <text:p>1</text:p>
          </table:table-cell>
          <table:table-cell table:formula="of:=[.X42]+[.L42]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i&gt;=</text:p>
          </table:table-cell>
          <table:table-cell table:formula="of:=-1*[.K43]" office:value-type="float" office:value="-1" calcext:value-type="float">
            <text:p>-1</text:p>
          </table:table-cell>
          <table:table-cell office:value-type="string" calcext:value-type="string">
            <text:p>i&lt;</text:p>
          </table:table-cell>
          <table:table-cell table:formula="of:=8+-1*[.K43]" office:value-type="float" office:value="7" calcext:value-type="float">
            <text:p>7</text:p>
          </table:table-cell>
          <table:table-cell office:value-type="string" calcext:value-type="string">
            <text:p>j&gt;=</text:p>
          </table:table-cell>
          <table:table-cell table:formula="of:=-1*[.L43]" office:value-type="float" office:value="-1" calcext:value-type="float">
            <text:p>-1</text:p>
          </table:table-cell>
          <table:table-cell office:value-type="string" calcext:value-type="string">
            <text:p>j&lt;</text:p>
          </table:table-cell>
          <table:table-cell table:formula="of:=8+-1*[.L43]"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W43]+[.K43]" office:value-type="float" office:value="1" calcext:value-type="float">
            <text:p>1</text:p>
          </table:table-cell>
          <table:table-cell table:formula="of:=[.X43]+[.L43]"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table:formula="of:=[.M45]*3/4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[.M46]*3/4"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M47]*3/4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22.5" calcext:value-type="float">
            <text:p>22.5</text:p>
          </table:table-cell>
          <table:table-cell table:formula="of:=[.M48]*3/4" office:value-type="float" office:value="22.5" calcext:value-type="float">
            <text:p>22.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M49]*3/4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table:formula="of:=[.M50]*3/4" office:value-type="float" office:value="37.5" calcext:value-type="float">
            <text:p>37.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M51]*3/4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79" calcext:value-type="float">
            <text:p>79</text:p>
          </table:table-cell>
          <table:table-cell office:value-type="float" office:value="52.5" calcext:value-type="float">
            <text:p>52.5</text:p>
          </table:table-cell>
          <table:table-cell table:formula="of:=[.M52]*3/4" office:value-type="float" office:value="59.25" calcext:value-type="float">
            <text:p>59.25</text:p>
          </table:table-cell>
          <table:table-cell table:number-columns-repeated="11"/>
        </table:table-row>
        <table:table-row table:style-name="ro1" table:number-rows-repeated="1048523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22:06:57.695937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1:48:59.884687087</meta:creation-date>
    <dc:date>2021-11-28T22:10:25.197134397</dc:date>
    <meta:editing-duration>PT1H39M16S</meta:editing-duration>
    <meta:editing-cycles>4</meta:editing-cycles>
    <meta:generator>LibreOffice/6.4.7.2$Linux_X86_64 LibreOffice_project/40$Build-2</meta:generator>
    <meta:document-statistic meta:table-count="1" meta:cell-count="288" meta:object-count="0"/>
  </office:meta>
</office:document-meta>
</file>